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adornments="Bold" style:font-family-generic="modern" style:font-pitch="fixed"/>
    <style:font-face style:name="Courier New2" svg:font-family="'Courier New', Courier, Serif" style:font-adornments="Bold" style:font-family-generic="modern" style:font-pitch="fixed"/>
    <style:font-face style:name="Courier New" svg:font-family="'Courier New', Courier, Serif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16.004cm" table:align="center"/>
    </style:style>
    <style:style style:name="Table6.A" style:family="table-column">
      <style:table-column-properties style:column-width="16.004cm"/>
    </style:style>
    <style:style style:name="Table6.A1" style:family="table-cell">
      <style:table-cell-properties fo:padding="0.051cm" fo:border="0.002cm solid #ffffff"/>
    </style:style>
    <style:style style:name="Table6.2" style:family="table-row">
      <style:table-row-properties style:min-row-height="0.753cm"/>
    </style:style>
    <style:style style:name="Table6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1" style:family="table">
      <style:table-properties style:width="16.004cm" table:align="center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15.157cm"/>
    </style:style>
    <style:style style:name="Table1.1" style:family="table-row">
      <style:table-row-properties style:min-row-height="0.688cm"/>
    </style:style>
    <style:style style:name="Table1.A1" style:family="table-cell">
      <style:table-cell-properties fo:padding="0.051cm" fo:border="0.002cm solid #ffffff"/>
    </style:style>
    <style:style style:name="Table1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1.A3" style:family="table-cell">
      <style:table-cell-properties fo:padding="0.051cm" fo:border-left="0.002cm solid #ffffff" fo:border-right="none" fo:border-top="none" fo:border-bottom="0.002cm solid #ffffff"/>
    </style:style>
    <style:style style:name="Table2" style:family="table">
      <style:table-properties style:width="16.002cm" table:align="center"/>
    </style:style>
    <style:style style:name="Table2.A" style:family="table-column">
      <style:table-column-properties style:column-width="16.002cm"/>
    </style:style>
    <style:style style:name="Table2.1" style:family="table-row">
      <style:table-row-properties style:min-row-height="0.741cm"/>
    </style:style>
    <style:style style:name="Table2.A1" style:family="table-cell">
      <style:table-cell-properties fo:padding="0.051cm" fo:border="0.002cm solid #ffffff"/>
    </style:style>
    <style:style style:name="Table2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3" style:family="table">
      <style:table-properties style:width="16.002cm" table:align="center"/>
    </style:style>
    <style:style style:name="Table3.A" style:family="table-column">
      <style:table-column-properties style:column-width="16.002cm"/>
    </style:style>
    <style:style style:name="Table3.A1" style:family="table-cell">
      <style:table-cell-properties fo:padding="0.051cm" fo:border="0.002cm solid #ffffff"/>
    </style:style>
    <style:style style:name="Table3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5" style:family="table">
      <style:table-properties style:width="16.002cm" table:align="center"/>
    </style:style>
    <style:style style:name="Table5.A" style:family="table-column">
      <style:table-column-properties style:column-width="16.002cm"/>
    </style:style>
    <style:style style:name="Table5.1" style:family="table-row">
      <style:table-row-properties style:min-row-height="0.661cm"/>
    </style:style>
    <style:style style:name="Table5.A1" style:family="table-cell">
      <style:table-cell-properties fo:padding="0.051cm" fo:border="0.002cm solid #ffffff"/>
    </style:style>
    <style:style style:name="Table5.A2" style:family="table-cell">
      <style:table-cell-properties fo:padding="0.051cm" fo:border-left="0.002cm solid #ffffff" fo:border-right="0.002cm solid #ffffff" fo:border-top="none" fo:border-bottom="0.002cm solid #ffffff"/>
    </style:style>
    <style:style style:name="P1" style:family="paragraph" style:parent-style-name="Table_20_Contents">
      <style:paragraph-properties fo:margin-left="0.009cm" fo:margin-right="-0.071cm" fo:text-indent="0cm" style:auto-text-indent="false">
        <style:tab-stops/>
      </style:paragraph-properties>
    </style:style>
    <style:style style:name="P2" style:family="paragraph" style:parent-style-name="Table_20_Contents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009cm" fo:margin-right="-0.071cm" fo:text-indent="0cm" style:auto-text-indent="false">
        <style:tab-stops/>
      </style:paragraph-properties>
    </style:style>
    <style:style style:name="P5" style:family="paragraph" style:parent-style-name="Table_20_Contents">
      <style:paragraph-properties fo:margin-left="0.009cm" fo:margin-right="-0.097cm" fo:text-indent="0cm" style:auto-text-indent="false">
        <style:tab-stops/>
      </style:paragraph-properties>
    </style:style>
    <style:style style:name="P6" style:family="paragraph" style:parent-style-name="Table_20_Contents" style:list-style-name="L1"/>
    <style:style style:name="P7" style:family="paragraph" style:parent-style-name="Standard" style:master-page-name="HTML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Ruby_20_Code">sections = data[0]</text:span></text:p>
      <text:p text:style-name="Standard"><text:span text:style-name="Ruby_20_Code">address = data[1]</text:span></text:p>
      <text:p text:style-name="Standard"><text:span text:style-name="Ruby_20_Code">sections.each do |section|</text:span></text:p>
      <text:p text:style-name="Standard"><text:span text:style-name="Ruby_20_Code">section.name</text:span></text:p>
      <text:p text:style-name="Standard"><text:span text:style-name="Ruby_20_Code">if section.type == "GeneralSection"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Standard"><text:span text:style-name="Ruby_20_Code">section.entries.each do |entry|</text:span></text:p>
          </table:table-cell>
        </table:table-row>
        <table:table-row table:style-name="Table6.2">
          <table:table-cell table:style-name="Table6.A2" office:value-type="string">
            <text:p text:style-name="P5"><text:span text:style-name="Ruby_20_Literal">span("sectionName",section.name)</text:span></text:p>
          </table:table-cell>
        </table:table-row>
        <table:table-row>
          <table:table-cell table:style-name="Table6.A2" office:value-type="string">
            <text:p text:style-name="P5"><text:span text:style-name="Ruby_20_Literal">entry.details</text:span></text:p>
          </table:table-cell>
        </table:table-row>
        <table:table-row>
          <table:table-cell table:style-name="Table6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text:line-break/>if section.type == "EducationSection"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Ruby_20_Literal">span("sectionName",section.name)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"><text:span text:style-name="Ruby_20_Code">section.entries.each do |entry|</text:span></text:p>
          </table:table-cell>
          <table:covered-table-cell/>
        </table:table-row>
        <table:table-row>
          <table:table-cell table:style-name="Table1.A3" office:value-type="string">
            <text:list text:style-name="L1">
              <text:list-item>
                <text:p text:style-name="P6"><text:span text:style-name="Ruby_20_Literal"/></text:p>
              </text:list-item>
            </text:list>
          </table:table-cell>
          <table:table-cell table:style-name="Table1.A2" office:value-type="string">
            <text:p text:style-name="Standard"><text:span text:style-name="Ruby_20_Literal">get_string([entry.qualification, span("style1", entry.specialization), entry.name, get_dates([entry.start_date, entry.end_date], false)])</text:span></text:p>
            <text:p text:style-name="Standard"><text:span text:style-name="Ruby_20_Literal">get_gpa(entry.gpa)</text:span></text:p>
            <text:p text:style-name="Text_20_body.entryBreak"><text:span text:style-name="Ruby_20_Literal"/></text:p>
          </table:table-cell>
        </table:table-row>
        <table:table-row>
          <table:table-cell table:style-name="Table1.A2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ext:p text:style-name="Standard"><text:span text:style-name="Ruby_20_Code">end<text:line-break/>if section.type == "WorkExperienceSection"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Ruby_20_Literal">span("sectionName",section.name)</text:span></text:p>
          </table:table-cell>
        </table:table-row>
        <table:table-row>
          <table:table-cell table:style-name="Table2.A2" office:value-type="string">
            <text:p text:style-name="P3"><text:span text:style-name="Ruby_20_Code">section.entries.each do |entry|</text:span></text:p>
          </table:table-cell>
        </table:table-row>
        <table:table-row>
          <table:table-cell table:style-name="Table2.A2" office:value-type="string">
            <text:p text:style-name="P2"><text:span text:style-name="Ruby_20_Literal">span("style1", get_string([entry.name, entry.location]))</text:span></text:p>
            <text:p text:style-name="P2"><text:span text:style-name="Ruby_20_Literal">span("style1", entry.title)</text:span></text:p>
            <text:p text:style-name="P2"><text:span text:style-name="Ruby_20_Literal">span("style1", get_dates([entry.start_date, entry.end_date]))</text:span></text:p>
            <text:p text:style-name="P2"><text:span text:style-name="Ruby_20_Literal">entry.details</text:span></text:p>
            <text:p text:style-name="Text_20_body.entryBreak"><text:span text:style-name="Ruby_20_Literal"/></text:p>
          </table:table-cell>
        </table:table-row>
        <table:table-row>
          <table:table-cell table:style-name="Table2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/text:span></text:p>
      <text:p text:style-name="Standard"><text:span text:style-name="Ruby_20_Code">if section.type == "PersonalDetailsSection"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<text:span text:style-name="Ruby_20_Code">section.entries.each do |entry|</text:span></text:p>
          </table:table-cell>
        </table:table-row>
        <table:table-row>
          <table:table-cell table:style-name="Table3.A2" office:value-type="string">
            <text:p text:style-name="P2"><text:span text:style-name="Ruby_20_Literal">span("personName",entry.name)</text:span></text:p>
            <text:p text:style-name="P2"><text:span text:style-name="Ruby_20_Literal">line_break get_address_array address</text:span></text:p>
          </table:table-cell>
        </table:table-row>
        <table:table-row>
          <table:table-cell table:style-name="Table3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/text:span></text:p>
      <text:p text:style-name="Standard"><text:span text:style-name="Ruby_20_Code">if section.type == "ReferenceSection"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Ruby_20_Literal">span("sectionName",section.name)</text:span></text:p>
          </table:table-cell>
        </table:table-row>
        <table:table-row>
          <table:table-cell table:style-name="Table5.A2" office:value-type="string">
            <text:p text:style-name="P4"><text:span text:style-name="Ruby_20_Code">section.entries.each do |entry|</text:span></text:p>
          </table:table-cell>
        </table:table-row>
        <table:table-row>
          <table:table-cell table:style-name="Table5.A2" office:value-type="string">
            <text:p text:style-name="P1"><text:span text:style-name="Ruby_20_Literal">line_break get_reference_array entry</text:span></text:p>
            <text:p text:style-name="Text_20_body.entryBreak"><text:span text:style-name="Ruby_20_Literal"/></text:p>
          </table:table-cell>
        </table:table-row>
        <table:table-row>
          <table:table-cell table:style-name="Table5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/text:span></text:p>
      <text:p text:style-name="Text_20_body.sectionBreak"><text:span text:style-name="Ruby_20_Code"/></text:p>
      <text:p text:style-name="Standard"><text:span text:style-name="Ruby_20_Code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1" svg:font-family="'Courier New'" style:font-adornments="Bold" style:font-family-generic="modern" style:font-pitch="fixed"/>
    <style:font-face style:name="Courier New2" svg:font-family="'Courier New', Courier, Serif" style:font-adornments="Bold" style:font-family-generic="modern" style:font-pitch="fixed"/>
    <style:font-face style:name="Courier New" svg:font-family="'Courier New', Courier, Serif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Courier New"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051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.sectionBreak" style:display-name="Text body.sectionBreak" style:family="paragraph" style:parent-style-name="Text_20_body">
      <style:paragraph-properties fo:margin-top="0.025cm" fo:margin-bottom="0.025cm" fo:line-height="0.254cm"/>
      <style:text-properties fo:font-size="2pt"/>
    </style:style>
    <style:style style:name="Text_20_body.entryBreak" style:display-name="Text body.entryBreak" style:family="paragraph" style:parent-style-name="Text_20_body">
      <style:paragraph-properties fo:margin-top="0.025cm" fo:margin-bottom="0.025cm"/>
      <style:text-properties fo:font-size="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y_20_Code" style:display-name="Ruby Code" style:family="text">
      <style:text-properties fo:background-color="#ffcc99"/>
    </style:style>
    <style:style style:name="Ruby_20_Value" style:display-name="Ruby Value" style:family="text" style:parent-style-name="Ruby_20_Code">
      <style:text-properties fo:background-color="#944794"/>
    </style:style>
    <style:style style:name="Ruby_20_Literal" style:display-name="Ruby Literal" style:family="text" style:parent-style-name="Ruby_20_Value">
      <style:text-properties fo:background-color="#99ccff"/>
    </style:style>
    <style:style style:name="sectionName" style:family="text">
      <style:text-properties fo:text-transform="uppercase" style:font-name="Courier New1" fo:font-size="13pt" fo:font-weight="bold" fo:background-color="transparent"/>
    </style:style>
    <style:style style:name="personName" style:family="text">
      <style:text-properties style:font-name="Courier New1" fo:font-size="14pt" fo:font-weight="bold" fo:background-color="transparent"/>
    </style:style>
    <style:style style:name="style2" style:family="text">
      <style:text-properties style:font-name="Courier New2" fo:font-size="11pt" fo:font-style="normal" fo:font-weight="bold"/>
    </style:style>
    <style:style style:name="style1" style:family="text">
      <style:text-properties style:font-name="Courier New2" fo:font-size="11pt" fo:font-weight="bold"/>
    </style:style>
    <style:style style:name="newstyle2" style:family="text">
      <style:text-properties fo:color="#000000" style:font-name="Courier New2" fo:font-weight="normal"/>
    </style:style>
    <style:style style:name="newstyle1" style:family="text" style:parent-style-name="style1">
      <style:text-properties fo:font-weight="normal"/>
    </style:style>
    <style:style style:name="newstyle3" style:family="text">
      <style:text-properties style:use-window-font-color="true" style:font-name="Courier New2" fo:font-size="11pt" fo:font-weight="bold"/>
    </style:style>
    <style:style style:name="data3" style:family="text">
      <style:text-properties style:font-name="Courier New2" fo:font-size="11pt" fo:font-weight="normal" fo:background-color="transparent"/>
    </style:style>
    <style:style style:name="data2" style:family="text">
      <style:text-properties style:font-name="Courier New" fo:font-size="11pt" fo:font-weight="normal" fo:background-color="transparent"/>
    </style:style>
    <style:style style:name="data1" style:family="text">
      <style:text-properties style:font-name="Courier New" fo:font-size="11pt" fo:font-weight="normal" fo:background-color="transparent"/>
    </style:style>
    <style:style style:name="newstyle4" style:family="text">
      <style:text-properties style:font-name="Courier New2" fo:font-size="11pt" fo:font-weight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jay Kumar</meta:initial-creator>
    <meta:creation-date>2008-01-14T16:52:05</meta:creation-date>
    <dc:date>2008-09-27T21:03:06</dc:date>
    <dc:language>en-US</dc:language>
    <meta:editing-cycles>577</meta:editing-cycles>
    <meta:editing-duration>PT13H56M53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37" meta:word-count="114" meta:character-count="1011"/>
  </office:meta>
</office:document-meta>
</file>